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do text</text:p><text:p text:style-name="P7">from document(at=header, format='odt')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><text:span text:style-name="T2"/></text:p>
      <text:p text:style-name="UrbanBody"/>
      <text:p text:style-name="P2"/>
      <text:p text:style-name="P2">Madame, Monsieur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do text if len(self.getApplicants()) &gt; 1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do text if not len(self.getApplicants()) &gt; 1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5"/>
      <text:p text:style-name="P5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26.609325839</dc:date>
    <meta:editing-duration>PT7H54M22S</meta:editing-duration>
    <meta:editing-cycles>54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05" meta:character-count="789" meta:non-whitespace-character-count="709"/>
  </office:meta>
</office:document-meta>
</file>